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94850583" text:style-name="L1">
        <text:list-item>
          <text:p text:style-name="P1">Parler du contenu de l'étude bibliographique : montrer ébauche du plan</text:p>
        </text:list-item>
        <text:list-item>
          <text:p text:style-name="P1">Demander des exemples de transformations de modèl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2-14T15:15:34</meta:creation-date>
    <meta:generator>LibreOffice/3.5$Linux_x86 LibreOffice_project/350m1$Build-2</meta:generator>
    <dc:date>2014-02-14T15:30:24</dc:date>
    <dc:creator>Asus </dc:creator>
    <meta:editing-duration>PT11S</meta:editing-duration>
    <meta:editing-cycles>2</meta:editing-cycles>
    <meta:document-statistic meta:table-count="0" meta:image-count="0" meta:object-count="0" meta:page-count="1" meta:paragraph-count="2" meta:word-count="20" meta:character-count="122" meta:non-whitespace-character-count="106"/>
  </office:meta>
</office:document-meta>
</file>